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line-break/> <text:s text:c="22"/>128x128 pixel Tile Set Credits<text:line-break/><text:line-break/> <text:s text:c="17"/>&lt;This version is for game developers only.&gt;<text:line-break/> <text:s text:c="9"/>&lt;For public version, please remove all text enclosed in &lt;&gt; &gt;<text:line-break/> <text:s text:c="32"/>&lt;(.){1,90}&gt;<text:line-break/><text:line-break/> <text:s text:c="13"/>(There is no specific order of persons in the lists.)<text:line-break/><text:line-break/><text:line-break/>Image set Development Coordination:<text:line-break/>~~~~~~~~~~~~~~~~~~~~~~~~~~~~~~~~~~~<text:line-break/><text:line-break/>"Tomas Kubes - Napik" &lt;t_kubes@yahoo.com&gt;<text:line-break/> <text:s text:c="21"/>&lt;mr_napik [at] centrum [dot] cz&gt;<text:line-break/><text:line-break/>"Vladimir Slavik" &lt;vs@vs.simutrans.com&gt;<text:line-break/><text:line-break/><text:line-break/><text:line-break/>Image Authors:<text:line-break/>~~~~~~~~~~~~~~<text:line-break/><text:line-break/>(In no specific order.)<text:line-break/><text:line-break/>"Georg Heiduk - MHz" &lt;mhz_moers@yahoo.de&gt;<text:line-break/>"Guillermo Mateo - Raven" - &lt;RAVEN_HAR@hotmail.com&gt;<text:line-break/>"Patrick Nesbitt - PMNV" &lt;Patrickmn@crunet.com&gt;<text:line-break/>"Tomas Kubes - Canonball" &lt;t_kubes@yahoo.com&gt;<text:line-break/>"James Starr" &lt;jestarr1@yahoo.com&gt;<text:line-break/>"Andreas Jahle - shorty139aj" &lt;a.jehle@web.de&gt;<text:line-break/>"Fabio Gonella - fagonella" &lt;fabiogonella@email.it&gt;<text:line-break/>"Robbe Johnson - rmax500" &lt;rmax500@earthlink.net&gt;<text:line-break/>"Marcel - Blackbox" &lt;giimiix@gmx.net&gt;<text:line-break/>"Sergey Kroytor" &lt;cib963@yahoo.com&gt;<text:line-break/>"Michel (Evil) Tsui"<text:line-break/>"Vladimir Slavik - VSYS" &lt;Slavik.Vladimir@seznam.cz&gt;<text:line-break/>"Ad van Gerwen" &lt;advangerwen@yahoo.com&gt;<text:line-break/>"Ondrej Zapletal - OnDRej - ReAnimator" &lt;reanimator@centrum.cz&gt;<text:line-break/>"Jan Polacek <text:s/>- Jerome Heretic" &lt;jan.polacek@netcentrum.cz&gt;<text:line-break/>"Jan Licka - Sindor" &lt;jan.licka@tiscali.cz&gt;<text:line-break/>"Stefan Wuttich - MiP" &lt;s.wuttich@web.de&gt;<text:line-break/>"timeshock2003" &lt;timeshock2003@yahoo.de&gt;<text:line-break/>"Flor Wauters" &lt;flor.wauters@ pandora.be&gt;<text:line-break/>"Hansjoerg Malthaner" &lt;hansjoerg.malthaner@gmx.de&gt;<text:line-break/>"Peter J. Dobrovka" &lt;dobrovka@3dtt.de&gt;<text:line-break/>"Markus Weber" &lt;preml@gmx.net&gt;<text:line-break/>"Timothy Baldock" &lt;asterix_pop@hotmail.com&gt;<text:line-break/>"Masao Kasuga - Haru" &lt; ? &gt;<text:line-break/>" <text:s/><text:tab/>propermike" &lt;mws2489@aol.com&gt;<text:line-break/>"Viktor Janeba" &lt;gobak@gobak.cz&gt;<text:line-break/>"Frans van Nispen" &lt;frans@xentronix.com&gt;<text:line-break/>"Lukasz Remis" &lt;remis@soundtrack.pl&gt;<text:line-break/>"Isaac Eiland-Hall" &lt;Isaac.Eiland-Hall@SimuTrans.com&gt;<text:line-break/>"Paul Szczepanek" &lt;paulszcz@wp.pl&gt;<text:line-break/>"Sergei Brujhanov" &lt;sergesb@mail.ru&gt;<text:line-break/>" - Joker" &lt;psintzel@rogers.com&gt;<text:line-break/>"Rick" &lt;rick@mynock.com&gt;<text:line-break/>"Seth C. Triggs" &lt;seth.triggs@verizon.net&gt;<text:line-break/>"Jakob Sack" &lt;jakob.sack@web.de&gt;<text:line-break/>"Christopher Joice" &lt;jollyjoice@yahoo.co.uk&gt;<text:line-break/><text:line-break/>Japan author's nick names (true names unknown):<text:line-break/><text:soft-page-break/>Monatetsu<text:line-break/>Nabe<text:line-break/>Kikin Sharyo<text:line-break/>Haguruma<text:line-break/>SHI<text:line-break/>939<text:line-break/>kei<text:line-break/><text:line-break/><text:line-break/><text:line-break/>Initial Building Description Authors:<text:line-break/>~~~~~~~~~~~~~~~~~~~~~~~~~~~~~~~~~~~~~<text:line-break/>"James Barker - Jimmy" &lt;jimmyjazz951@consolidated.net&gt;<text:line-break/>"Jan Polacek <text:s/>- Jerome Heretic" &lt;jan.polacek@netcentrum.cz&gt;<text:line-break/>"Ondrej Zapletal - OnDRej - ReAnimator" &lt;reanimator@centrum.cz&gt;<text:line-break/>"Vladimir Slavik" &lt;Slavik.Vladimir@seznam.cz&gt;<text:line-break/>"Stefan Wuttich - MiP" &lt;s.wuttich@web.de&gt;<text:line-break/>"Patrick Nesbitt" &lt;patrickmn1@hotmail.com&gt;<text:line-break/>"Tomas Kubes - Napik" &lt;t_kubes@yahoo.com&gt;<text:line-break/>"Christhopher Joice" &lt;jollyjoice@yahoo.co.uk&gt;<text:line-break/><text:line-break/>...and all the translators.<text:line-break/><text:line-break/>Since the introduction of SimuTranslator it is not possible to keep track of<text:line-break/>who invented new story or who translated it from other language. People above<text:line-break/>helepd to create the initial stories for the first public release of pak128.<text:line-break/><text:line-break/><text:line-break/>Translators:<text:line-break/>~~~~~~~~~~~~<text:line-break/><text:line-break/>Romanian:<text:line-break/>"Ferencz Szekely" &lt;phritzy74@freemail.hu&gt;<text:line-break/><text:line-break/><text:line-break/><text:line-break/>People who Contributed in Other Ways:<text:line-break/>~~~~~~~~~~~~~~~~~~~~~~~~~~~~~~~~~~~~~<text:line-break/><text:line-break/>"Isaac Eiland-Hall" Web hosting services &lt;Isaac.Eiland-Hall@SimuTrans.com&gt;<text:line-break/>"Vladimir Slavik" Utility programming &lt;Slavik.Vladimir@seznam.cz&gt;<text:line-break/>"Vladimir Slavik" Spell checking &lt;Slavik.Vladimir@seznam.cz&gt;<text:line-break/>"Jack Verheydt" Additional grammar corrections and proofreading &lt;j.verheydt@netzero.com&gt;, &lt;j.verheydt@hetnet.nl&gt;<text:line-break/>"Stefan Wuttich - MiP" Utility programming &lt;s.wuttich@web.de&gt;<text:line-break/>"Constantin Grabowski - Moistboy" Simutrans logo design &lt;constanting@gmx.de&gt;<text:line-break/>"Jan Polacek <text:s/>- Jerome Heretic" Linux package maintenance &lt;jan.polacek@netcentrum.cz&gt; &lt;jerome.heretic@128.simutrans.com&gt;<text:line-break/>"Milan Gvozdik" Extensive testing &lt;Milan.Gvozdik@oskar.cz&gt;<text:line-break/>"Isaac Eiland-Hall" Web gramar correction &lt;Isaac.Eiland-Hall@SimuTrans.com&gt;<text:line-break/>"Christhopher Joice" Simutrans Installer &lt;cjoice@gmail.com&gt;<text:line-break/>"Gunter Beine" Did the work which no one else wanted &lt;gebeine@t-online.de&gt;<text:line-break/>"Marco - marco" Created dat files &lt;ghgcd@tin.it&gt;<text:line-break/>"Fabio Gonella" and "Michael ? - whoami" Maintained the set during "outage" in 2008<text:line-break/><text:line-break/><text:line-break/>Special Thanks:<text:line-break/>~~~~~~~~~~~~~~~<text:line-break/>"Vladimir Slavik" - for work which cannot be seen but is important &lt;Slavik.Vladimir@seznam.cz&gt;<text:line-break/><text:line-break/>And other unnamed members of Simutrans community who helped by bringing ideas,<text:line-break/>bug reports, comments and support of the development team.<text:line-break/><text:soft-page-break/><text:line-break/><text:line-break/><text:line-break/>Thanks for Work which is not Seen:<text:line-break/>~~~~~~~~~~~~~~~~~~~~~~~~~~~~~~~~~~<text:line-break/><text:line-break/>*Vladimir Slavik - added special colors to many vehicles of other authors<text:line-break/>*Gunter Beine - manually added copyright information for every city building<text:line-break/><text:line-break/><text:line-break/><text:line-break/><text:line-break/>Important Adresses:<text:line-break/>~~~~~~~~~~~~~~~~~~~<text:line-break/><text:line-break/>http://128.simutrans.com<text:line-break/>http://forum.simutrans.com<text:line-break/>http://wiki.simutrans.com<text:line-break/>http://www.simutrans.com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Vladimír Slávik</dc:creator>
    <dc:date>2008-09-11T14:06:32</dc:date>
    <meta:editing-cycles>2</meta:editing-cycles>
    <meta:editing-duration>PT35S</meta:editing-duration>
    <meta:user-defined meta:name="Informace 1"/>
    <meta:user-defined meta:name="Informace 2"/>
    <meta:user-defined meta:name="Informace 3"/>
    <meta:user-defined meta:name="Informace 4"/>
    <meta:document-statistic meta:table-count="0" meta:image-count="0" meta:object-count="0" meta:page-count="3" meta:paragraph-count="1" meta:word-count="521" meta:character-count="4689"/>
  </office:meta>
</office:document-meta>
</file>